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0;IF([.B2]=1;1;LN([.B2]/(1-[.B2]))))" office:value-type="float" office:value="-3.76784282637954" calcext:value-type="float">
            <text:p>-3.76784282637954</text:p>
          </table:table-cell>
          <table:table-cell table:formula="of:=IF([.B2]=0;0;IF([.B2]=1;1;[.C2]+0.503786482723489))" office:value-type="float" office:value="-3.26405634365605" calcext:value-type="float">
            <text:p>-3.26405634365605</text:p>
          </table:table-cell>
          <table:table-cell table:formula="of:=IF([.B2]=0;0;IF([.B2]=1;1;1/(1+EXP(-[.D2]))))" office:value-type="float" office:value="0.036825064307456" calcext:value-type="float">
            <text:p>0.03682506430745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0;IF([.B3]=1;1;LN([.B3]/(1-[.B3]))))" office:value-type="float" office:value="-4.47512987285742" calcext:value-type="float">
            <text:p>-4.47512987285742</text:p>
          </table:table-cell>
          <table:table-cell table:formula="of:=IF([.B3]=0;0;IF([.B3]=1;1;[.C3]+0.503786482723489))" office:value-type="float" office:value="-3.97134339013393" calcext:value-type="float">
            <text:p>-3.97134339013393</text:p>
          </table:table-cell>
          <table:table-cell table:formula="of:=IF([.B3]=0;0;IF([.B3]=1;1;1/(1+EXP(-[.D3]))))" office:value-type="float" office:value="0.0184994169908669" calcext:value-type="float">
            <text:p>0.018499416990866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0;IF([.B4]=1;1;LN([.B4]/(1-[.B4]))))" office:value-type="float" office:value="-5.9272180449104" calcext:value-type="float">
            <text:p>-5.9272180449104</text:p>
          </table:table-cell>
          <table:table-cell table:formula="of:=IF([.B4]=0;0;IF([.B4]=1;1;[.C4]+0.503786482723489))" office:value-type="float" office:value="-5.42343156218691" calcext:value-type="float">
            <text:p>-5.42343156218691</text:p>
          </table:table-cell>
          <table:table-cell table:formula="of:=IF([.B4]=0;0;IF([.B4]=1;1;1/(1+EXP(-[.D4]))))" office:value-type="float" office:value="0.00439260058639155" calcext:value-type="float">
            <text:p>0.0043926005863915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0;IF([.B5]=1;1;LN([.B5]/(1-[.B5]))))" office:value-type="float" office:value="-3.06871583877571" calcext:value-type="float">
            <text:p>-3.06871583877571</text:p>
          </table:table-cell>
          <table:table-cell table:formula="of:=IF([.B5]=0;0;IF([.B5]=1;1;[.C5]+0.503786482723489))" office:value-type="float" office:value="-2.56492935605222" calcext:value-type="float">
            <text:p>-2.56492935605222</text:p>
          </table:table-cell>
          <table:table-cell table:formula="of:=IF([.B5]=0;0;IF([.B5]=1;1;1/(1+EXP(-[.D5]))))" office:value-type="float" office:value="0.0714298980640306" calcext:value-type="float">
            <text:p>0.07142989806403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0;IF([.B6]=1;1;LN([.B6]/(1-[.B6]))))" office:value-type="float" office:value="-9.27822818031256" calcext:value-type="float">
            <text:p>-9.27822818031256</text:p>
          </table:table-cell>
          <table:table-cell table:formula="of:=IF([.B6]=0;0;IF([.B6]=1;1;[.C6]+0.503786482723489))" office:value-type="float" office:value="-8.77444169758907" calcext:value-type="float">
            <text:p>-8.77444169758907</text:p>
          </table:table-cell>
          <table:table-cell table:formula="of:=IF([.B6]=0;0;IF([.B6]=1;1;1/(1+EXP(-[.D6]))))" office:value-type="float" office:value="0.000154611301822503" calcext:value-type="float">
            <text:p>0.00015461130182250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0;IF([.B7]=1;1;LN([.B7]/(1-[.B7]))))" office:value-type="float" office:value="-7.11024552873129" calcext:value-type="float">
            <text:p>-7.11024552873129</text:p>
          </table:table-cell>
          <table:table-cell table:formula="of:=IF([.B7]=0;0;IF([.B7]=1;1;[.C7]+0.503786482723489))" office:value-type="float" office:value="-6.6064590460078" calcext:value-type="float">
            <text:p>-6.6064590460078</text:p>
          </table:table-cell>
          <table:table-cell table:formula="of:=IF([.B7]=0;0;IF([.B7]=1;1;1/(1+EXP(-[.D7]))))" office:value-type="float" office:value="0.00134978529073683" calcext:value-type="float">
            <text:p>0.0013497852907368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0;IF([.B8]=1;1;LN([.B8]/(1-[.B8]))))" office:value-type="float" office:value="-12.7737974113668" calcext:value-type="float">
            <text:p>-12.7737974113668</text:p>
          </table:table-cell>
          <table:table-cell table:formula="of:=IF([.B8]=0;0;IF([.B8]=1;1;[.C8]+0.503786482723489))" office:value-type="float" office:value="-12.2700109286433" calcext:value-type="float">
            <text:p>-12.2700109286433</text:p>
          </table:table-cell>
          <table:table-cell table:formula="of:=IF([.B8]=0;0;IF([.B8]=1;1;1/(1+EXP(-[.D8]))))" office:value-type="float" office:value="0.00000469029246138143" calcext:value-type="float">
            <text:p>4.69029246138143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0;IF([.B9]=1;1;LN([.B9]/(1-[.B9]))))" office:value-type="float" office:value="-11.7423809953977" calcext:value-type="float">
            <text:p>-11.7423809953977</text:p>
          </table:table-cell>
          <table:table-cell table:formula="of:=IF([.B9]=0;0;IF([.B9]=1;1;[.C9]+0.503786482723489))" office:value-type="float" office:value="-11.2385945126742" calcext:value-type="float">
            <text:p>-11.2385945126742</text:p>
          </table:table-cell>
          <table:table-cell table:formula="of:=IF([.B9]=0;0;IF([.B9]=1;1;1/(1+EXP(-[.D9]))))" office:value-type="float" office:value="0.0000131563283850726" calcext:value-type="float">
            <text:p>1.31563283850726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0;IF([.B10]=1;1;LN([.B10]/(1-[.B10]))))" office:value-type="float" office:value="-2.3492450323397" calcext:value-type="float">
            <text:p>-2.3492450323397</text:p>
          </table:table-cell>
          <table:table-cell table:formula="of:=IF([.B10]=0;0;IF([.B10]=1;1;[.C10]+0.503786482723489))" office:value-type="float" office:value="-1.84545854961622" calcext:value-type="float">
            <text:p>-1.84545854961622</text:p>
          </table:table-cell>
          <table:table-cell table:formula="of:=IF([.B10]=0;0;IF([.B10]=1;1;1/(1+EXP(-[.D10]))))" office:value-type="float" office:value="0.136406997602354" calcext:value-type="float">
            <text:p>0.13640699760235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0;IF([.B11]=1;1;LN([.B11]/(1-[.B11]))))" office:value-type="float" office:value="-15.3726831876087" calcext:value-type="float">
            <text:p>-15.3726831876087</text:p>
          </table:table-cell>
          <table:table-cell table:formula="of:=IF([.B11]=0;0;IF([.B11]=1;1;[.C11]+0.503786482723489))" office:value-type="float" office:value="-14.8688967048852" calcext:value-type="float">
            <text:p>-14.8688967048852</text:p>
          </table:table-cell>
          <table:table-cell table:formula="of:=IF([.B11]=0;0;IF([.B11]=1;1;1/(1+EXP(-[.D11]))))" office:value-type="float" office:value="0.00000034875469077864" calcext:value-type="float">
            <text:p>3.48754690778635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0;IF([.B12]=1;1;LN([.B12]/(1-[.B12]))))" office:value-type="float" office:value="-13.2832055371706" calcext:value-type="float">
            <text:p>-13.2832055371706</text:p>
          </table:table-cell>
          <table:table-cell table:formula="of:=IF([.B12]=0;0;IF([.B12]=1;1;[.C12]+0.503786482723489))" office:value-type="float" office:value="-12.7794190544471" calcext:value-type="float">
            <text:p>-12.7794190544471</text:p>
          </table:table-cell>
          <table:table-cell table:formula="of:=IF([.B12]=0;0;IF([.B12]=1;1;1/(1+EXP(-[.D12]))))" office:value-type="float" office:value="0.00000281817266940267" calcext:value-type="float">
            <text:p>2.81817266940267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))" office:value-type="float" office:value="0" calcext:value-type="float">
            <text:p>0</text:p>
          </table:table-cell>
          <table:table-cell table:formula="of:=IF([.B13]=0;0;IF([.B13]=1;1;[.C13]+0.503786482723489))" office:value-type="float" office:value="0" calcext:value-type="float">
            <text:p>0</text:p>
          </table:table-cell>
          <table:table-cell table:formula="of:=IF([.B13]=0;0;IF([.B13]=1;1;1/(1+EXP(-[.D13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0;IF([.B14]=1;1;LN([.B14]/(1-[.B14]))))" office:value-type="float" office:value="-10.9012248175476" calcext:value-type="float">
            <text:p>-10.9012248175476</text:p>
          </table:table-cell>
          <table:table-cell table:formula="of:=IF([.B14]=0;0;IF([.B14]=1;1;[.C14]+0.503786482723489))" office:value-type="float" office:value="-10.3974383348242" calcext:value-type="float">
            <text:p>-10.3974383348242</text:p>
          </table:table-cell>
          <table:table-cell table:formula="of:=IF([.B14]=0;0;IF([.B14]=1;1;1/(1+EXP(-[.D14]))))" office:value-type="float" office:value="0.0000305096099118914" calcext:value-type="float">
            <text:p>3.0509609911891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0;IF([.B15]=1;1;LN([.B15]/(1-[.B15]))))" office:value-type="float" office:value="-1.40765618968681" calcext:value-type="float">
            <text:p>-1.40765618968681</text:p>
          </table:table-cell>
          <table:table-cell table:formula="of:=IF([.B15]=0;0;IF([.B15]=1;1;[.C15]+0.503786482723489))" office:value-type="float" office:value="-0.903869706963317" calcext:value-type="float">
            <text:p>-0.903869706963317</text:p>
          </table:table-cell>
          <table:table-cell table:formula="of:=IF([.B15]=0;0;IF([.B15]=1;1;1/(1+EXP(-[.D15]))))" office:value-type="float" office:value="0.288255921019068" calcext:value-type="float">
            <text:p>0.28825592101906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0;IF([.B16]=1;1;LN([.B16]/(1-[.B16]))))" office:value-type="float" office:value="-12.686854291134" calcext:value-type="float">
            <text:p>-12.686854291134</text:p>
          </table:table-cell>
          <table:table-cell table:formula="of:=IF([.B16]=0;0;IF([.B16]=1;1;[.C16]+0.503786482723489))" office:value-type="float" office:value="-12.1830678084105" calcext:value-type="float">
            <text:p>-12.1830678084105</text:p>
          </table:table-cell>
          <table:table-cell table:formula="of:=IF([.B16]=0;0;IF([.B16]=1;1;1/(1+EXP(-[.D16]))))" office:value-type="float" office:value="0.00000511633126913004" calcext:value-type="float">
            <text:p>5.1163312691300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0;IF([.B17]=1;1;LN([.B17]/(1-[.B17]))))" office:value-type="float" office:value="-7.90594834703484" calcext:value-type="float">
            <text:p>-7.90594834703484</text:p>
          </table:table-cell>
          <table:table-cell table:formula="of:=IF([.B17]=0;0;IF([.B17]=1;1;[.C17]+0.503786482723489))" office:value-type="float" office:value="-7.40216186431135" calcext:value-type="float">
            <text:p>-7.40216186431135</text:p>
          </table:table-cell>
          <table:table-cell table:formula="of:=IF([.B17]=0;0;IF([.B17]=1;1;1/(1+EXP(-[.D17]))))" office:value-type="float" office:value="0.000609560951780942" calcext:value-type="float">
            <text:p>0.00060956095178094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0;IF([.B18]=1;1;LN([.B18]/(1-[.B18]))))" office:value-type="float" office:value="-4.5863195217881" calcext:value-type="float">
            <text:p>-4.5863195217881</text:p>
          </table:table-cell>
          <table:table-cell table:formula="of:=IF([.B18]=0;0;IF([.B18]=1;1;[.C18]+0.503786482723489))" office:value-type="float" office:value="-4.08253303906461" calcext:value-type="float">
            <text:p>-4.08253303906461</text:p>
          </table:table-cell>
          <table:table-cell table:formula="of:=IF([.B18]=0;0;IF([.B18]=1;1;1/(1+EXP(-[.D18]))))" office:value-type="float" office:value="0.0165849917895965" calcext:value-type="float">
            <text:p>0.016584991789596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))" office:value-type="float" office:value="0" calcext:value-type="float">
            <text:p>0</text:p>
          </table:table-cell>
          <table:table-cell table:formula="of:=IF([.B19]=0;0;IF([.B19]=1;1;[.C19]+0.503786482723489))" office:value-type="float" office:value="0" calcext:value-type="float">
            <text:p>0</text:p>
          </table:table-cell>
          <table:table-cell table:formula="of:=IF([.B19]=0;0;IF([.B19]=1;1;1/(1+EXP(-[.D19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0;IF([.B20]=1;1;LN([.B20]/(1-[.B20]))))" office:value-type="float" office:value="-12.6828963963692" calcext:value-type="float">
            <text:p>-12.6828963963692</text:p>
          </table:table-cell>
          <table:table-cell table:formula="of:=IF([.B20]=0;0;IF([.B20]=1;1;[.C20]+0.503786482723489))" office:value-type="float" office:value="-12.1791099136457" calcext:value-type="float">
            <text:p>-12.1791099136457</text:p>
          </table:table-cell>
          <table:table-cell table:formula="of:=IF([.B20]=0;0;IF([.B20]=1;1;1/(1+EXP(-[.D20]))))" office:value-type="float" office:value="0.00000513662119206196" calcext:value-type="float">
            <text:p>5.13662119206196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0;IF([.B21]=1;1;LN([.B21]/(1-[.B21]))))" office:value-type="float" office:value="-12.3483625546419" calcext:value-type="float">
            <text:p>-12.3483625546419</text:p>
          </table:table-cell>
          <table:table-cell table:formula="of:=IF([.B21]=0;0;IF([.B21]=1;1;[.C21]+0.503786482723489))" office:value-type="float" office:value="-11.8445760719184" calcext:value-type="float">
            <text:p>-11.8445760719184</text:p>
          </table:table-cell>
          <table:table-cell table:formula="of:=IF([.B21]=0;0;IF([.B21]=1;1;1/(1+EXP(-[.D21]))))" office:value-type="float" office:value="0.00000717732900296584" calcext:value-type="float">
            <text:p>7.1773290029658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0;IF([.B22]=1;1;LN([.B22]/(1-[.B22]))))" office:value-type="float" office:value="0" calcext:value-type="float">
            <text:p>0</text:p>
          </table:table-cell>
          <table:table-cell table:formula="of:=IF([.B22]=0;0;IF([.B22]=1;1;[.C22]+0.503786482723489))" office:value-type="float" office:value="0" calcext:value-type="float">
            <text:p>0</text:p>
          </table:table-cell>
          <table:table-cell table:formula="of:=IF([.B22]=0;0;IF([.B22]=1;1;1/(1+EXP(-[.D22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0;IF([.B23]=1;1;LN([.B23]/(1-[.B23]))))" office:value-type="float" office:value="-11.1802465197947" calcext:value-type="float">
            <text:p>-11.1802465197947</text:p>
          </table:table-cell>
          <table:table-cell table:formula="of:=IF([.B23]=0;0;IF([.B23]=1;1;[.C23]+0.503786482723489))" office:value-type="float" office:value="-10.6764600370712" calcext:value-type="float">
            <text:p>-10.6764600370712</text:p>
          </table:table-cell>
          <table:table-cell table:formula="of:=IF([.B23]=0;0;IF([.B23]=1;1;1/(1+EXP(-[.D23]))))" office:value-type="float" office:value="0.0000230814078670589" calcext:value-type="float">
            <text:p>2.30814078670589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0;IF([.B24]=1;1;LN([.B24]/(1-[.B24]))))" office:value-type="float" office:value="-9.22647502317498" calcext:value-type="float">
            <text:p>-9.22647502317498</text:p>
          </table:table-cell>
          <table:table-cell table:formula="of:=IF([.B24]=0;0;IF([.B24]=1;1;[.C24]+0.503786482723489))" office:value-type="float" office:value="-8.72268854045149" calcext:value-type="float">
            <text:p>-8.72268854045149</text:p>
          </table:table-cell>
          <table:table-cell table:formula="of:=IF([.B24]=0;0;IF([.B24]=1;1;1/(1+EXP(-[.D24]))))" office:value-type="float" office:value="0.000162822260909642" calcext:value-type="float">
            <text:p>0.00016282226090964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0;IF([.B25]=1;1;LN([.B25]/(1-[.B25]))))" office:value-type="float" office:value="0" calcext:value-type="float">
            <text:p>0</text:p>
          </table:table-cell>
          <table:table-cell table:formula="of:=IF([.B25]=0;0;IF([.B25]=1;1;[.C25]+0.503786482723489))" office:value-type="float" office:value="0" calcext:value-type="float">
            <text:p>0</text:p>
          </table:table-cell>
          <table:table-cell table:formula="of:=IF([.B25]=0;0;IF([.B25]=1;1;1/(1+EXP(-[.D25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0;IF([.B26]=1;1;LN([.B26]/(1-[.B26]))))" office:value-type="float" office:value="-3.89614559267462" calcext:value-type="float">
            <text:p>-3.89614559267462</text:p>
          </table:table-cell>
          <table:table-cell table:formula="of:=IF([.B26]=0;0;IF([.B26]=1;1;[.C26]+0.503786482723489))" office:value-type="float" office:value="-3.39235910995113" calcext:value-type="float">
            <text:p>-3.39235910995113</text:p>
          </table:table-cell>
          <table:table-cell table:formula="of:=IF([.B26]=0;0;IF([.B26]=1;1;1/(1+EXP(-[.D26]))))" office:value-type="float" office:value="0.032535116640711" calcext:value-type="float">
            <text:p>0.03253511664071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0;IF([.B27]=1;1;LN([.B27]/(1-[.B27]))))" office:value-type="float" office:value="-11.1023914064457" calcext:value-type="float">
            <text:p>-11.1023914064457</text:p>
          </table:table-cell>
          <table:table-cell table:formula="of:=IF([.B27]=0;0;IF([.B27]=1;1;[.C27]+0.503786482723489))" office:value-type="float" office:value="-10.5986049237223" calcext:value-type="float">
            <text:p>-10.5986049237223</text:p>
          </table:table-cell>
          <table:table-cell table:formula="of:=IF([.B27]=0;0;IF([.B27]=1;1;1/(1+EXP(-[.D27]))))" office:value-type="float" office:value="0.0000249501711965602" calcext:value-type="float">
            <text:p>2.4950171196560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0;IF([.B28]=1;1;LN([.B28]/(1-[.B28]))))" office:value-type="float" office:value="-9.56569600655824" calcext:value-type="float">
            <text:p>-9.56569600655824</text:p>
          </table:table-cell>
          <table:table-cell table:formula="of:=IF([.B28]=0;0;IF([.B28]=1;1;[.C28]+0.503786482723489))" office:value-type="float" office:value="-9.06190952383475" calcext:value-type="float">
            <text:p>-9.06190952383475</text:p>
          </table:table-cell>
          <table:table-cell table:formula="of:=IF([.B28]=0;0;IF([.B28]=1;1;1/(1+EXP(-[.D28]))))" office:value-type="float" office:value="0.000115987803066461" calcext:value-type="float">
            <text:p>0.00011598780306646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0;IF([.B29]=1;1;LN([.B29]/(1-[.B29]))))" office:value-type="float" office:value="-13.1456761108579" calcext:value-type="float">
            <text:p>-13.1456761108579</text:p>
          </table:table-cell>
          <table:table-cell table:formula="of:=IF([.B29]=0;0;IF([.B29]=1;1;[.C29]+0.503786482723489))" office:value-type="float" office:value="-12.6418896281345" calcext:value-type="float">
            <text:p>-12.6418896281345</text:p>
          </table:table-cell>
          <table:table-cell table:formula="of:=IF([.B29]=0;0;IF([.B29]=1;1;1/(1+EXP(-[.D29]))))" office:value-type="float" office:value="0.0000032336699386333" calcext:value-type="float">
            <text:p>3.2336699386333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0;IF([.B30]=1;1;LN([.B30]/(1-[.B30]))))" office:value-type="float" office:value="-2.73313183295778" calcext:value-type="float">
            <text:p>-2.73313183295778</text:p>
          </table:table-cell>
          <table:table-cell table:formula="of:=IF([.B30]=0;0;IF([.B30]=1;1;[.C30]+0.503786482723489))" office:value-type="float" office:value="-2.22934535023429" calcext:value-type="float">
            <text:p>-2.22934535023429</text:p>
          </table:table-cell>
          <table:table-cell table:formula="of:=IF([.B30]=0;0;IF([.B30]=1;1;1/(1+EXP(-[.D30]))))" office:value-type="float" office:value="0.0971460443191848" calcext:value-type="float">
            <text:p>0.097146044319184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0;IF([.B31]=1;1;LN([.B31]/(1-[.B31]))))" office:value-type="float" office:value="-0.311555927986149" calcext:value-type="float">
            <text:p>-0.311555927986149</text:p>
          </table:table-cell>
          <table:table-cell table:formula="of:=IF([.B31]=0;0;IF([.B31]=1;1;[.C31]+0.503786482723489))" office:value-type="float" office:value="0.19223055473734" calcext:value-type="float">
            <text:p>0.19223055473734</text:p>
          </table:table-cell>
          <table:table-cell table:formula="of:=IF([.B31]=0;0;IF([.B31]=1;1;1/(1+EXP(-[.D31]))))" office:value-type="float" office:value="0.547910195664231" calcext:value-type="float">
            <text:p>0.54791019566423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))" office:value-type="float" office:value="0" calcext:value-type="float">
            <text:p>0</text:p>
          </table:table-cell>
          <table:table-cell table:formula="of:=IF([.B32]=0;0;IF([.B32]=1;1;[.C32]+0.503786482723489))" office:value-type="float" office:value="0" calcext:value-type="float">
            <text:p>0</text:p>
          </table:table-cell>
          <table:table-cell table:formula="of:=IF([.B32]=0;0;IF([.B32]=1;1;1/(1+EXP(-[.D32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0;IF([.B33]=1;1;LN([.B33]/(1-[.B33]))))" office:value-type="float" office:value="-6.07126311561275" calcext:value-type="float">
            <text:p>-6.07126311561275</text:p>
          </table:table-cell>
          <table:table-cell table:formula="of:=IF([.B33]=0;0;IF([.B33]=1;1;[.C33]+0.503786482723489))" office:value-type="float" office:value="-5.56747663288926" calcext:value-type="float">
            <text:p>-5.56747663288926</text:p>
          </table:table-cell>
          <table:table-cell table:formula="of:=IF([.B33]=0;0;IF([.B33]=1;1;1/(1+EXP(-[.D33]))))" office:value-type="float" office:value="0.00380557012701017" calcext:value-type="float">
            <text:p>0.0038055701270101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0;IF([.B34]=1;1;LN([.B34]/(1-[.B34]))))" office:value-type="float" office:value="-4.55226455656781" calcext:value-type="float">
            <text:p>-4.55226455656781</text:p>
          </table:table-cell>
          <table:table-cell table:formula="of:=IF([.B34]=0;0;IF([.B34]=1;1;[.C34]+0.503786482723489))" office:value-type="float" office:value="-4.04847807384432" calcext:value-type="float">
            <text:p>-4.04847807384432</text:p>
          </table:table-cell>
          <table:table-cell table:formula="of:=IF([.B34]=0;0;IF([.B34]=1;1;1/(1+EXP(-[.D34]))))" office:value-type="float" office:value="0.0171496673852542" calcext:value-type="float">
            <text:p>0.017149667385254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0;IF([.B35]=1;1;LN([.B35]/(1-[.B35]))))" office:value-type="float" office:value="-6.18260295820096" calcext:value-type="float">
            <text:p>-6.18260295820096</text:p>
          </table:table-cell>
          <table:table-cell table:formula="of:=IF([.B35]=0;0;IF([.B35]=1;1;[.C35]+0.503786482723489))" office:value-type="float" office:value="-5.67881647547748" calcext:value-type="float">
            <text:p>-5.67881647547748</text:p>
          </table:table-cell>
          <table:table-cell table:formula="of:=IF([.B35]=0;0;IF([.B35]=1;1;1/(1+EXP(-[.D35]))))" office:value-type="float" office:value="0.0034059606511349" calcext:value-type="float">
            <text:p>0.003405960651134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0;IF([.B36]=1;1;LN([.B36]/(1-[.B36]))))" office:value-type="float" office:value="0" calcext:value-type="float">
            <text:p>0</text:p>
          </table:table-cell>
          <table:table-cell table:formula="of:=IF([.B36]=0;0;IF([.B36]=1;1;[.C36]+0.503786482723489))" office:value-type="float" office:value="0" calcext:value-type="float">
            <text:p>0</text:p>
          </table:table-cell>
          <table:table-cell table:formula="of:=IF([.B36]=0;0;IF([.B36]=1;1;1/(1+EXP(-[.D36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0;IF([.B37]=1;1;LN([.B37]/(1-[.B37]))))" office:value-type="float" office:value="-6.57708938234156" calcext:value-type="float">
            <text:p>-6.57708938234156</text:p>
          </table:table-cell>
          <table:table-cell table:formula="of:=IF([.B37]=0;0;IF([.B37]=1;1;[.C37]+0.503786482723489))" office:value-type="float" office:value="-6.07330289961807" calcext:value-type="float">
            <text:p>-6.07330289961807</text:p>
          </table:table-cell>
          <table:table-cell table:formula="of:=IF([.B37]=0;0;IF([.B37]=1;1;1/(1+EXP(-[.D37]))))" office:value-type="float" office:value="0.00229825807257419" calcext:value-type="float">
            <text:p>0.0022982580725741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0;IF([.B38]=1;1;LN([.B38]/(1-[.B38]))))" office:value-type="float" office:value="-8.15344015208599" calcext:value-type="float">
            <text:p>-8.15344015208599</text:p>
          </table:table-cell>
          <table:table-cell table:formula="of:=IF([.B38]=0;0;IF([.B38]=1;1;[.C38]+0.503786482723489))" office:value-type="float" office:value="-7.6496536693625" calcext:value-type="float">
            <text:p>-7.6496536693625</text:p>
          </table:table-cell>
          <table:table-cell table:formula="of:=IF([.B38]=0;0;IF([.B38]=1;1;1/(1+EXP(-[.D38]))))" office:value-type="float" office:value="0.000475982359146024" calcext:value-type="float">
            <text:p>0.00047598235914602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0;IF([.B39]=1;1;LN([.B39]/(1-[.B39]))))" office:value-type="float" office:value="-12.9100558782181" calcext:value-type="float">
            <text:p>-12.9100558782181</text:p>
          </table:table-cell>
          <table:table-cell table:formula="of:=IF([.B39]=0;0;IF([.B39]=1;1;[.C39]+0.503786482723489))" office:value-type="float" office:value="-12.4062693954946" calcext:value-type="float">
            <text:p>-12.4062693954946</text:p>
          </table:table-cell>
          <table:table-cell table:formula="of:=IF([.B39]=0;0;IF([.B39]=1;1;1/(1+EXP(-[.D39]))))" office:value-type="float" office:value="0.00000409283166704631" calcext:value-type="float">
            <text:p>4.09283166704631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0;IF([.B40]=1;1;LN([.B40]/(1-[.B40]))))" office:value-type="float" office:value="-8.40296644994895" calcext:value-type="float">
            <text:p>-8.40296644994895</text:p>
          </table:table-cell>
          <table:table-cell table:formula="of:=IF([.B40]=0;0;IF([.B40]=1;1;[.C40]+0.503786482723489))" office:value-type="float" office:value="-7.89917996722546" calcext:value-type="float">
            <text:p>-7.89917996722546</text:p>
          </table:table-cell>
          <table:table-cell table:formula="of:=IF([.B40]=0;0;IF([.B40]=1;1;1/(1+EXP(-[.D40]))))" office:value-type="float" office:value="0.000370910061680764" calcext:value-type="float">
            <text:p>0.00037091006168076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0;IF([.B41]=1;1;LN([.B41]/(1-[.B41]))))" office:value-type="float" office:value="-12.038077391409" calcext:value-type="float">
            <text:p>-12.038077391409</text:p>
          </table:table-cell>
          <table:table-cell table:formula="of:=IF([.B41]=0;0;IF([.B41]=1;1;[.C41]+0.503786482723489))" office:value-type="float" office:value="-11.5342909086855" calcext:value-type="float">
            <text:p>-11.5342909086855</text:p>
          </table:table-cell>
          <table:table-cell table:formula="of:=IF([.B41]=0;0;IF([.B41]=1;1;1/(1+EXP(-[.D41]))))" office:value-type="float" office:value="0.00000978851598933611" calcext:value-type="float">
            <text:p>9.78851598933611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0;IF([.B42]=1;1;LN([.B42]/(1-[.B42]))))" office:value-type="float" office:value="0" calcext:value-type="float">
            <text:p>0</text:p>
          </table:table-cell>
          <table:table-cell table:formula="of:=IF([.B42]=0;0;IF([.B42]=1;1;[.C42]+0.503786482723489))" office:value-type="float" office:value="0" calcext:value-type="float">
            <text:p>0</text:p>
          </table:table-cell>
          <table:table-cell table:formula="of:=IF([.B42]=0;0;IF([.B42]=1;1;1/(1+EXP(-[.D42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0;IF([.B43]=1;1;LN([.B43]/(1-[.B43]))))" office:value-type="float" office:value="-8.86873277564933" calcext:value-type="float">
            <text:p>-8.86873277564933</text:p>
          </table:table-cell>
          <table:table-cell table:formula="of:=IF([.B43]=0;0;IF([.B43]=1;1;[.C43]+0.503786482723489))" office:value-type="float" office:value="-8.36494629292584" calcext:value-type="float">
            <text:p>-8.36494629292584</text:p>
          </table:table-cell>
          <table:table-cell table:formula="of:=IF([.B43]=0;0;IF([.B43]=1;1;1/(1+EXP(-[.D43]))))" office:value-type="float" office:value="0.000232835315355035" calcext:value-type="float">
            <text:p>0.00023283531535503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0;IF([.B44]=1;1;LN([.B44]/(1-[.B44]))))" office:value-type="float" office:value="-4.48203312482663" calcext:value-type="float">
            <text:p>-4.48203312482663</text:p>
          </table:table-cell>
          <table:table-cell table:formula="of:=IF([.B44]=0;0;IF([.B44]=1;1;[.C44]+0.503786482723489))" office:value-type="float" office:value="-3.97824664210314" calcext:value-type="float">
            <text:p>-3.97824664210314</text:p>
          </table:table-cell>
          <table:table-cell table:formula="of:=IF([.B44]=0;0;IF([.B44]=1;1;1/(1+EXP(-[.D44]))))" office:value-type="float" office:value="0.0183744890896208" calcext:value-type="float">
            <text:p>0.0183744890896208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0;IF([.B45]=1;1;LN([.B45]/(1-[.B45]))))" office:value-type="float" office:value="-7.06197583875714" calcext:value-type="float">
            <text:p>-7.06197583875714</text:p>
          </table:table-cell>
          <table:table-cell table:formula="of:=IF([.B45]=0;0;IF([.B45]=1;1;[.C45]+0.503786482723489))" office:value-type="float" office:value="-6.55818935603365" calcext:value-type="float">
            <text:p>-6.55818935603365</text:p>
          </table:table-cell>
          <table:table-cell table:formula="of:=IF([.B45]=0;0;IF([.B45]=1;1;1/(1+EXP(-[.D45]))))" office:value-type="float" office:value="0.00141644254228026" calcext:value-type="float">
            <text:p>0.0014164425422802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0;IF([.B46]=1;1;LN([.B46]/(1-[.B46]))))" office:value-type="float" office:value="-10.898505431312" calcext:value-type="float">
            <text:p>-10.898505431312</text:p>
          </table:table-cell>
          <table:table-cell table:formula="of:=IF([.B46]=0;0;IF([.B46]=1;1;[.C46]+0.503786482723489))" office:value-type="float" office:value="-10.3947189485885" calcext:value-type="float">
            <text:p>-10.3947189485885</text:p>
          </table:table-cell>
          <table:table-cell table:formula="of:=IF([.B46]=0;0;IF([.B46]=1;1;1/(1+EXP(-[.D46]))))" office:value-type="float" office:value="0.000030592687696038" calcext:value-type="float">
            <text:p>3.0592687696038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))" office:value-type="float" office:value="0" calcext:value-type="float">
            <text:p>0</text:p>
          </table:table-cell>
          <table:table-cell table:formula="of:=IF([.B47]=0;0;IF([.B47]=1;1;[.C47]+0.503786482723489))" office:value-type="float" office:value="0" calcext:value-type="float">
            <text:p>0</text:p>
          </table:table-cell>
          <table:table-cell table:formula="of:=IF([.B47]=0;0;IF([.B47]=1;1;1/(1+EXP(-[.D47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0;IF([.B48]=1;1;LN([.B48]/(1-[.B48]))))" office:value-type="float" office:value="-20.5007384741889" calcext:value-type="float">
            <text:p>-20.5007384741889</text:p>
          </table:table-cell>
          <table:table-cell table:formula="of:=IF([.B48]=0;0;IF([.B48]=1;1;[.C48]+0.503786482723489))" office:value-type="float" office:value="-19.9969519914654" calcext:value-type="float">
            <text:p>-19.9969519914654</text:p>
          </table:table-cell>
          <table:table-cell table:formula="of:=IF([.B48]=0;0;IF([.B48]=1;1;1/(1+EXP(-[.D48]))))" office:value-type="float" office:value="0.00000000206744561616" calcext:value-type="float">
            <text:p>2.06744561615702E-0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0;IF([.B49]=1;1;LN([.B49]/(1-[.B49]))))" office:value-type="float" office:value="-8.417040843863" calcext:value-type="float">
            <text:p>-8.417040843863</text:p>
          </table:table-cell>
          <table:table-cell table:formula="of:=IF([.B49]=0;0;IF([.B49]=1;1;[.C49]+0.503786482723489))" office:value-type="float" office:value="-7.91325436113951" calcext:value-type="float">
            <text:p>-7.91325436113951</text:p>
          </table:table-cell>
          <table:table-cell table:formula="of:=IF([.B49]=0;0;IF([.B49]=1;1;1/(1+EXP(-[.D49]))))" office:value-type="float" office:value="0.000365728187994013" calcext:value-type="float">
            <text:p>0.000365728187994013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0;IF([.B50]=1;1;LN([.B50]/(1-[.B50]))))" office:value-type="float" office:value="-6.05195588487131" calcext:value-type="float">
            <text:p>-6.05195588487131</text:p>
          </table:table-cell>
          <table:table-cell table:formula="of:=IF([.B50]=0;0;IF([.B50]=1;1;[.C50]+0.503786482723489))" office:value-type="float" office:value="-5.54816940214782" calcext:value-type="float">
            <text:p>-5.54816940214782</text:p>
          </table:table-cell>
          <table:table-cell table:formula="of:=IF([.B50]=0;0;IF([.B50]=1;1;1/(1+EXP(-[.D50]))))" office:value-type="float" office:value="0.00387947122040212" calcext:value-type="float">
            <text:p>0.00387947122040212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0;IF([.B51]=1;1;LN([.B51]/(1-[.B51]))))" office:value-type="float" office:value="-11.3460357335003" calcext:value-type="float">
            <text:p>-11.3460357335003</text:p>
          </table:table-cell>
          <table:table-cell table:formula="of:=IF([.B51]=0;0;IF([.B51]=1;1;[.C51]+0.503786482723489))" office:value-type="float" office:value="-10.8422492507768" calcext:value-type="float">
            <text:p>-10.8422492507768</text:p>
          </table:table-cell>
          <table:table-cell table:formula="of:=IF([.B51]=0;0;IF([.B51]=1;1;1/(1+EXP(-[.D51]))))" office:value-type="float" office:value="0.0000195552100918095" calcext:value-type="float">
            <text:p>1.95552100918095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0;IF([.B52]=1;1;LN([.B52]/(1-[.B52]))))" office:value-type="float" office:value="-10.382996756384" calcext:value-type="float">
            <text:p>-10.382996756384</text:p>
          </table:table-cell>
          <table:table-cell table:formula="of:=IF([.B52]=0;0;IF([.B52]=1;1;[.C52]+0.503786482723489))" office:value-type="float" office:value="-9.87921027366049" calcext:value-type="float">
            <text:p>-9.87921027366049</text:p>
          </table:table-cell>
          <table:table-cell table:formula="of:=IF([.B52]=0;0;IF([.B52]=1;1;1/(1+EXP(-[.D52]))))" office:value-type="float" office:value="0.0000512260943197051" calcext:value-type="float">
            <text:p>5.12260943197051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0;IF([.B53]=1;1;LN([.B53]/(1-[.B53]))))" office:value-type="float" office:value="-7.73536693668717" calcext:value-type="float">
            <text:p>-7.73536693668717</text:p>
          </table:table-cell>
          <table:table-cell table:formula="of:=IF([.B53]=0;0;IF([.B53]=1;1;[.C53]+0.503786482723489))" office:value-type="float" office:value="-7.23158045396368" calcext:value-type="float">
            <text:p>-7.23158045396368</text:p>
          </table:table-cell>
          <table:table-cell table:formula="of:=IF([.B53]=0;0;IF([.B53]=1;1;1/(1+EXP(-[.D53]))))" office:value-type="float" office:value="0.000722853800076741" calcext:value-type="float">
            <text:p>0.000722853800076741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0;IF([.B54]=1;1;LN([.B54]/(1-[.B54]))))" office:value-type="float" office:value="-4.31348313230391" calcext:value-type="float">
            <text:p>-4.31348313230391</text:p>
          </table:table-cell>
          <table:table-cell table:formula="of:=IF([.B54]=0;0;IF([.B54]=1;1;[.C54]+0.503786482723489))" office:value-type="float" office:value="-3.80969664958042" calcext:value-type="float">
            <text:p>-3.80969664958042</text:p>
          </table:table-cell>
          <table:table-cell table:formula="of:=IF([.B54]=0;0;IF([.B54]=1;1;1/(1+EXP(-[.D54]))))" office:value-type="float" office:value="0.0216746979006288" calcext:value-type="float">
            <text:p>0.0216746979006288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0;IF([.B55]=1;1;LN([.B55]/(1-[.B55]))))" office:value-type="float" office:value="-16.4397233414941" calcext:value-type="float">
            <text:p>-16.4397233414941</text:p>
          </table:table-cell>
          <table:table-cell table:formula="of:=IF([.B55]=0;0;IF([.B55]=1;1;[.C55]+0.503786482723489))" office:value-type="float" office:value="-15.9359368587706" calcext:value-type="float">
            <text:p>-15.9359368587706</text:p>
          </table:table-cell>
          <table:table-cell table:formula="of:=IF([.B55]=0;0;IF([.B55]=1;1;1/(1+EXP(-[.D55]))))" office:value-type="float" office:value="0.00000011998045544139" calcext:value-type="float">
            <text:p>1.19980455441389E-07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0;IF([.B56]=1;1;LN([.B56]/(1-[.B56]))))" office:value-type="float" office:value="-5.80214108403214" calcext:value-type="float">
            <text:p>-5.80214108403214</text:p>
          </table:table-cell>
          <table:table-cell table:formula="of:=IF([.B56]=0;0;IF([.B56]=1;1;[.C56]+0.503786482723489))" office:value-type="float" office:value="-5.29835460130865" calcext:value-type="float">
            <text:p>-5.29835460130865</text:p>
          </table:table-cell>
          <table:table-cell table:formula="of:=IF([.B56]=0;0;IF([.B56]=1;1;1/(1+EXP(-[.D56]))))" office:value-type="float" office:value="0.00497494005557136" calcext:value-type="float">
            <text:p>0.0049749400555713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0;IF([.B57]=1;1;LN([.B57]/(1-[.B57]))))" office:value-type="float" office:value="-8.79307164161116" calcext:value-type="float">
            <text:p>-8.79307164161116</text:p>
          </table:table-cell>
          <table:table-cell table:formula="of:=IF([.B57]=0;0;IF([.B57]=1;1;[.C57]+0.503786482723489))" office:value-type="float" office:value="-8.28928515888767" calcext:value-type="float">
            <text:p>-8.28928515888767</text:p>
          </table:table-cell>
          <table:table-cell table:formula="of:=IF([.B57]=0;0;IF([.B57]=1;1;1/(1+EXP(-[.D57]))))" office:value-type="float" office:value="0.000251130879789815" calcext:value-type="float">
            <text:p>0.00025113087978981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0;IF([.B58]=1;1;LN([.B58]/(1-[.B58]))))" office:value-type="float" office:value="-10.4772212557098" calcext:value-type="float">
            <text:p>-10.4772212557098</text:p>
          </table:table-cell>
          <table:table-cell table:formula="of:=IF([.B58]=0;0;IF([.B58]=1;1;[.C58]+0.503786482723489))" office:value-type="float" office:value="-9.97343477298626" calcext:value-type="float">
            <text:p>-9.97343477298626</text:p>
          </table:table-cell>
          <table:table-cell table:formula="of:=IF([.B58]=0;0;IF([.B58]=1;1;1/(1+EXP(-[.D58]))))" office:value-type="float" office:value="0.0000466199781028499" calcext:value-type="float">
            <text:p>4.66199781028499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0;IF([.B59]=1;1;LN([.B59]/(1-[.B59]))))" office:value-type="float" office:value="-19.7101569691381" calcext:value-type="float">
            <text:p>-19.7101569691381</text:p>
          </table:table-cell>
          <table:table-cell table:formula="of:=IF([.B59]=0;0;IF([.B59]=1;1;[.C59]+0.503786482723489))" office:value-type="float" office:value="-19.2063704864146" calcext:value-type="float">
            <text:p>-19.2063704864146</text:p>
          </table:table-cell>
          <table:table-cell table:formula="of:=IF([.B59]=0;0;IF([.B59]=1;1;1/(1+EXP(-[.D59]))))" office:value-type="float" office:value="0.00000000455805203055" calcext:value-type="float">
            <text:p>4.55805203055185E-09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0;IF([.B60]=1;1;LN([.B60]/(1-[.B60]))))" office:value-type="float" office:value="0.181916030930257" calcext:value-type="float">
            <text:p>0.181916030930257</text:p>
          </table:table-cell>
          <table:table-cell table:formula="of:=IF([.B60]=0;0;IF([.B60]=1;1;[.C60]+0.503786482723489))" office:value-type="float" office:value="0.685702513653746" calcext:value-type="float">
            <text:p>0.685702513653746</text:p>
          </table:table-cell>
          <table:table-cell table:formula="of:=IF([.B60]=0;0;IF([.B60]=1;1;1/(1+EXP(-[.D60]))))" office:value-type="float" office:value="0.665010248646637" calcext:value-type="float">
            <text:p>0.665010248646637</text:p>
          </table:table-cell>
          <table:table-cell table:number-columns-repeated="5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0;IF([.B61]=1;1;LN([.B61]/(1-[.B61]))))" office:value-type="float" office:value="-0.196631102006852" calcext:value-type="float">
            <text:p>-0.196631102006852</text:p>
          </table:table-cell>
          <table:table-cell table:formula="of:=IF([.B61]=0;0;IF([.B61]=1;1;[.C61]+0.503786482723489))" office:value-type="float" office:value="0.307155380716637" calcext:value-type="float">
            <text:p>0.307155380716637</text:p>
          </table:table-cell>
          <table:table-cell table:formula="of:=IF([.B61]=0;0;IF([.B61]=1;1;1/(1+EXP(-[.D61]))))" office:value-type="float" office:value="0.576190770409306" calcext:value-type="float">
            <text:p>0.5761907704093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))" office:value-type="float" office:value="1" calcext:value-type="float">
            <text:p>1</text:p>
          </table:table-cell>
          <table:table-cell table:formula="of:=IF([.B62]=0;0;IF([.B62]=1;1;[.C62]+0.503786482723489))" office:value-type="float" office:value="1" calcext:value-type="float">
            <text:p>1</text:p>
          </table:table-cell>
          <table:table-cell table:formula="of:=IF([.B62]=0;0;IF([.B62]=1;1;1/(1+EXP(-[.D62]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0;IF([.B63]=1;1;LN([.B63]/(1-[.B63]))))" office:value-type="float" office:value="-4.36931014019371" calcext:value-type="float">
            <text:p>-4.36931014019371</text:p>
          </table:table-cell>
          <table:table-cell table:formula="of:=IF([.B63]=0;0;IF([.B63]=1;1;[.C63]+0.503786482723489))" office:value-type="float" office:value="-3.86552365747022" calcext:value-type="float">
            <text:p>-3.86552365747022</text:p>
          </table:table-cell>
          <table:table-cell table:formula="of:=IF([.B63]=0;0;IF([.B63]=1;1;1/(1+EXP(-[.D63]))))" office:value-type="float" office:value="0.020521972618304" calcext:value-type="float">
            <text:p>0.02052197261830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0;IF([.B64]=1;1;LN([.B64]/(1-[.B64]))))" office:value-type="float" office:value="-6.06157820830035" calcext:value-type="float">
            <text:p>-6.06157820830035</text:p>
          </table:table-cell>
          <table:table-cell table:formula="of:=IF([.B64]=0;0;IF([.B64]=1;1;[.C64]+0.503786482723489))" office:value-type="float" office:value="-5.55779172557686" calcext:value-type="float">
            <text:p>-5.55779172557686</text:p>
          </table:table-cell>
          <table:table-cell table:formula="of:=IF([.B64]=0;0;IF([.B64]=1;1;1/(1+EXP(-[.D64]))))" office:value-type="float" office:value="0.00384246346675871" calcext:value-type="float">
            <text:p>0.00384246346675871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0;IF([.B65]=1;1;LN([.B65]/(1-[.B65]))))" office:value-type="float" office:value="-14.1796756507142" calcext:value-type="float">
            <text:p>-14.1796756507142</text:p>
          </table:table-cell>
          <table:table-cell table:formula="of:=IF([.B65]=0;0;IF([.B65]=1;1;[.C65]+0.503786482723489))" office:value-type="float" office:value="-13.6758891679907" calcext:value-type="float">
            <text:p>-13.6758891679907</text:p>
          </table:table-cell>
          <table:table-cell table:formula="of:=IF([.B65]=0;0;IF([.B65]=1;1;1/(1+EXP(-[.D65]))))" office:value-type="float" office:value="0.00000114983705397003" calcext:value-type="float">
            <text:p>1.14983705397003E-06</text:p>
          </table:table-cell>
          <table:table-cell table:number-columns-repeated="5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0;IF([.B66]=1;1;LN([.B66]/(1-[.B66]))))" office:value-type="float" office:value="-1.31938278679113" calcext:value-type="float">
            <text:p>-1.31938278679113</text:p>
          </table:table-cell>
          <table:table-cell table:formula="of:=IF([.B66]=0;0;IF([.B66]=1;1;[.C66]+0.503786482723489))" office:value-type="float" office:value="-0.815596304067641" calcext:value-type="float">
            <text:p>-0.815596304067641</text:p>
          </table:table-cell>
          <table:table-cell table:formula="of:=IF([.B66]=0;0;IF([.B66]=1;1;1/(1+EXP(-[.D66]))))" office:value-type="float" office:value="0.306699241054911" calcext:value-type="float">
            <text:p>0.306699241054911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0;IF([.B67]=1;1;LN([.B67]/(1-[.B67]))))" office:value-type="float" office:value="-11.5394999778728" calcext:value-type="float">
            <text:p>-11.5394999778728</text:p>
          </table:table-cell>
          <table:table-cell table:formula="of:=IF([.B67]=0;0;IF([.B67]=1;1;[.C67]+0.503786482723489))" office:value-type="float" office:value="-11.0357134951493" calcext:value-type="float">
            <text:p>-11.0357134951493</text:p>
          </table:table-cell>
          <table:table-cell table:formula="of:=IF([.B67]=0;0;IF([.B67]=1;1;1/(1+EXP(-[.D67]))))" office:value-type="float" office:value="0.0000161154904179707" calcext:value-type="float">
            <text:p>1.61154904179707E-05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0;IF([.B68]=1;1;LN([.B68]/(1-[.B68]))))" office:value-type="float" office:value="-3.58516023695901" calcext:value-type="float">
            <text:p>-3.58516023695901</text:p>
          </table:table-cell>
          <table:table-cell table:formula="of:=IF([.B68]=0;0;IF([.B68]=1;1;[.C68]+0.503786482723489))" office:value-type="float" office:value="-3.08137375423552" calcext:value-type="float">
            <text:p>-3.08137375423552</text:p>
          </table:table-cell>
          <table:table-cell table:formula="of:=IF([.B68]=0;0;IF([.B68]=1;1;1/(1+EXP(-[.D68]))))" office:value-type="float" office:value="0.0438821413487732" calcext:value-type="float">
            <text:p>0.0438821413487732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0;IF([.B69]=1;1;LN([.B69]/(1-[.B69]))))" office:value-type="float" office:value="-10.8227026733009" calcext:value-type="float">
            <text:p>-10.8227026733009</text:p>
          </table:table-cell>
          <table:table-cell table:formula="of:=IF([.B69]=0;0;IF([.B69]=1;1;[.C69]+0.503786482723489))" office:value-type="float" office:value="-10.3189161905774" calcext:value-type="float">
            <text:p>-10.3189161905774</text:p>
          </table:table-cell>
          <table:table-cell table:formula="of:=IF([.B69]=0;0;IF([.B69]=1;1;1/(1+EXP(-[.D69]))))" office:value-type="float" office:value="0.0000330017755665735" calcext:value-type="float">
            <text:p>3.30017755665735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0;IF([.B70]=1;1;LN([.B70]/(1-[.B70]))))" office:value-type="float" office:value="-4.85285979036423" calcext:value-type="float">
            <text:p>-4.85285979036423</text:p>
          </table:table-cell>
          <table:table-cell table:formula="of:=IF([.B70]=0;0;IF([.B70]=1;1;[.C70]+0.503786482723489))" office:value-type="float" office:value="-4.34907330764074" calcext:value-type="float">
            <text:p>-4.34907330764074</text:p>
          </table:table-cell>
          <table:table-cell table:formula="of:=IF([.B70]=0;0;IF([.B70]=1;1;1/(1+EXP(-[.D70]))))" office:value-type="float" office:value="0.0127540125027751" calcext:value-type="float">
            <text:p>0.0127540125027751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0;IF([.B71]=1;1;LN([.B71]/(1-[.B71]))))" office:value-type="float" office:value="-10.7333081764466" calcext:value-type="float">
            <text:p>-10.7333081764466</text:p>
          </table:table-cell>
          <table:table-cell table:formula="of:=IF([.B71]=0;0;IF([.B71]=1;1;[.C71]+0.503786482723489))" office:value-type="float" office:value="-10.2295216937232" calcext:value-type="float">
            <text:p>-10.2295216937232</text:p>
          </table:table-cell>
          <table:table-cell table:formula="of:=IF([.B71]=0;0;IF([.B71]=1;1;1/(1+EXP(-[.D71]))))" office:value-type="float" office:value="0.0000360877248574395" calcext:value-type="float">
            <text:p>3.60877248574395E-0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0;IF([.B72]=1;1;LN([.B72]/(1-[.B72]))))" office:value-type="float" office:value="-5.30235428730559" calcext:value-type="float">
            <text:p>-5.30235428730559</text:p>
          </table:table-cell>
          <table:table-cell table:formula="of:=IF([.B72]=0;0;IF([.B72]=1;1;[.C72]+0.503786482723489))" office:value-type="float" office:value="-4.7985678045821" calcext:value-type="float">
            <text:p>-4.7985678045821</text:p>
          </table:table-cell>
          <table:table-cell table:formula="of:=IF([.B72]=0;0;IF([.B72]=1;1;1/(1+EXP(-[.D72]))))" office:value-type="float" office:value="0.00817417429782295" calcext:value-type="float">
            <text:p>0.0081741742978229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0;IF([.B73]=1;1;LN([.B73]/(1-[.B73]))))" office:value-type="float" office:value="-11.189394391614" calcext:value-type="float">
            <text:p>-11.189394391614</text:p>
          </table:table-cell>
          <table:table-cell table:formula="of:=IF([.B73]=0;0;IF([.B73]=1;1;[.C73]+0.503786482723489))" office:value-type="float" office:value="-10.6856079088905" calcext:value-type="float">
            <text:p>-10.6856079088905</text:p>
          </table:table-cell>
          <table:table-cell table:formula="of:=IF([.B73]=0;0;IF([.B73]=1;1;1/(1+EXP(-[.D73]))))" office:value-type="float" office:value="0.0000228712297426188" calcext:value-type="float">
            <text:p>2.28712297426188E-05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0;IF([.B74]=1;1;LN([.B74]/(1-[.B74]))))" office:value-type="float" office:value="-2.3191565727246" calcext:value-type="float">
            <text:p>-2.3191565727246</text:p>
          </table:table-cell>
          <table:table-cell table:formula="of:=IF([.B74]=0;0;IF([.B74]=1;1;[.C74]+0.503786482723489))" office:value-type="float" office:value="-1.81537009000111" calcext:value-type="float">
            <text:p>-1.81537009000111</text:p>
          </table:table-cell>
          <table:table-cell table:formula="of:=IF([.B74]=0;0;IF([.B74]=1;1;1/(1+EXP(-[.D74]))))" office:value-type="float" office:value="0.139990353425366" calcext:value-type="float">
            <text:p>0.13999035342536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0;IF([.B75]=1;1;LN([.B75]/(1-[.B75]))))" office:value-type="float" office:value="-7.12000393339843" calcext:value-type="float">
            <text:p>-7.12000393339843</text:p>
          </table:table-cell>
          <table:table-cell table:formula="of:=IF([.B75]=0;0;IF([.B75]=1;1;[.C75]+0.503786482723489))" office:value-type="float" office:value="-6.61621745067495" calcext:value-type="float">
            <text:p>-6.61621745067495</text:p>
          </table:table-cell>
          <table:table-cell table:formula="of:=IF([.B75]=0;0;IF([.B75]=1;1;1/(1+EXP(-[.D75]))))" office:value-type="float" office:value="0.0013366951197417" calcext:value-type="float">
            <text:p>0.001336695119741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0;IF([.B76]=1;1;LN([.B76]/(1-[.B76]))))" office:value-type="float" office:value="-7.55564511645511" calcext:value-type="float">
            <text:p>-7.55564511645511</text:p>
          </table:table-cell>
          <table:table-cell table:formula="of:=IF([.B76]=0;0;IF([.B76]=1;1;[.C76]+0.503786482723489))" office:value-type="float" office:value="-7.05185863373162" calcext:value-type="float">
            <text:p>-7.05185863373162</text:p>
          </table:table-cell>
          <table:table-cell table:formula="of:=IF([.B76]=0;0;IF([.B76]=1;1;1/(1+EXP(-[.D76]))))" office:value-type="float" office:value="0.000865049300893834" calcext:value-type="float">
            <text:p>0.000865049300893834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0;IF([.B77]=1;1;LN([.B77]/(1-[.B77]))))" office:value-type="float" office:value="-5.44894773796816" calcext:value-type="float">
            <text:p>-5.44894773796816</text:p>
          </table:table-cell>
          <table:table-cell table:formula="of:=IF([.B77]=0;0;IF([.B77]=1;1;[.C77]+0.503786482723489))" office:value-type="float" office:value="-4.94516125524467" calcext:value-type="float">
            <text:p>-4.94516125524467</text:p>
          </table:table-cell>
          <table:table-cell table:formula="of:=IF([.B77]=0;0;IF([.B77]=1;1;1/(1+EXP(-[.D77]))))" office:value-type="float" office:value="0.00706746224619534" calcext:value-type="float">
            <text:p>0.00706746224619534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0;IF([.B78]=1;1;LN([.B78]/(1-[.B78]))))" office:value-type="float" office:value="-9.39597744331866" calcext:value-type="float">
            <text:p>-9.39597744331866</text:p>
          </table:table-cell>
          <table:table-cell table:formula="of:=IF([.B78]=0;0;IF([.B78]=1;1;[.C78]+0.503786482723489))" office:value-type="float" office:value="-8.89219096059517" calcext:value-type="float">
            <text:p>-8.89219096059517</text:p>
          </table:table-cell>
          <table:table-cell table:formula="of:=IF([.B78]=0;0;IF([.B78]=1;1;1/(1+EXP(-[.D78]))))" office:value-type="float" office:value="0.000137439270252886" calcext:value-type="float">
            <text:p>0.00013743927025288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0;IF([.B79]=1;1;LN([.B79]/(1-[.B79]))))" office:value-type="float" office:value="-7.42353945137986" calcext:value-type="float">
            <text:p>-7.42353945137986</text:p>
          </table:table-cell>
          <table:table-cell table:formula="of:=IF([.B79]=0;0;IF([.B79]=1;1;[.C79]+0.503786482723489))" office:value-type="float" office:value="-6.91975296865637" calcext:value-type="float">
            <text:p>-6.91975296865637</text:p>
          </table:table-cell>
          <table:table-cell table:formula="of:=IF([.B79]=0;0;IF([.B79]=1;1;1/(1+EXP(-[.D79]))))" office:value-type="float" office:value="0.000987098669106039" calcext:value-type="float">
            <text:p>0.000987098669106039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0;IF([.B80]=1;1;LN([.B80]/(1-[.B80]))))" office:value-type="float" office:value="-6.14096982103815" calcext:value-type="float">
            <text:p>-6.14096982103815</text:p>
          </table:table-cell>
          <table:table-cell table:formula="of:=IF([.B80]=0;0;IF([.B80]=1;1;[.C80]+0.503786482723489))" office:value-type="float" office:value="-5.63718333831466" calcext:value-type="float">
            <text:p>-5.63718333831466</text:p>
          </table:table-cell>
          <table:table-cell table:formula="of:=IF([.B80]=0;0;IF([.B80]=1;1;1/(1+EXP(-[.D80]))))" office:value-type="float" office:value="0.00355024062536089" calcext:value-type="float">
            <text:p>0.00355024062536089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0;IF([.B81]=1;1;LN([.B81]/(1-[.B81]))))" office:value-type="float" office:value="-3.96309942026381" calcext:value-type="float">
            <text:p>-3.96309942026381</text:p>
          </table:table-cell>
          <table:table-cell table:formula="of:=IF([.B81]=0;0;IF([.B81]=1;1;[.C81]+0.503786482723489))" office:value-type="float" office:value="-3.45931293754032" calcext:value-type="float">
            <text:p>-3.45931293754032</text:p>
          </table:table-cell>
          <table:table-cell table:formula="of:=IF([.B81]=0;0;IF([.B81]=1;1;1/(1+EXP(-[.D81]))))" office:value-type="float" office:value="0.0304923380359082" calcext:value-type="float">
            <text:p>0.0304923380359082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0;IF([.B82]=1;1;LN([.B82]/(1-[.B82]))))" office:value-type="float" office:value="-3.623397694169" calcext:value-type="float">
            <text:p>-3.623397694169</text:p>
          </table:table-cell>
          <table:table-cell table:formula="of:=IF([.B82]=0;0;IF([.B82]=1;1;[.C82]+0.503786482723489))" office:value-type="float" office:value="-3.11961121144551" calcext:value-type="float">
            <text:p>-3.11961121144551</text:p>
          </table:table-cell>
          <table:table-cell table:formula="of:=IF([.B82]=0;0;IF([.B82]=1;1;1/(1+EXP(-[.D82]))))" office:value-type="float" office:value="0.0423055211046263" calcext:value-type="float">
            <text:p>0.0423055211046263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0;IF([.B83]=1;1;LN([.B83]/(1-[.B83]))))" office:value-type="float" office:value="1.33321538623999" calcext:value-type="float">
            <text:p>1.33321538623999</text:p>
          </table:table-cell>
          <table:table-cell table:formula="of:=IF([.B83]=0;0;IF([.B83]=1;1;[.C83]+0.503786482723489))" office:value-type="float" office:value="1.83700186896348" calcext:value-type="float">
            <text:p>1.83700186896348</text:p>
          </table:table-cell>
          <table:table-cell table:formula="of:=IF([.B83]=0;0;IF([.B83]=1;1;1/(1+EXP(-[.D83]))))" office:value-type="float" office:value="0.862593737755554" calcext:value-type="float">
            <text:p>0.862593737755554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0;IF([.B84]=1;1;LN([.B84]/(1-[.B84]))))" office:value-type="float" office:value="-2.77086018473028" calcext:value-type="float">
            <text:p>-2.77086018473028</text:p>
          </table:table-cell>
          <table:table-cell table:formula="of:=IF([.B84]=0;0;IF([.B84]=1;1;[.C84]+0.503786482723489))" office:value-type="float" office:value="-2.26707370200679" calcext:value-type="float">
            <text:p>-2.26707370200679</text:p>
          </table:table-cell>
          <table:table-cell table:formula="of:=IF([.B84]=0;0;IF([.B84]=1;1;1/(1+EXP(-[.D84]))))" office:value-type="float" office:value="0.0938868629355572" calcext:value-type="float">
            <text:p>0.0938868629355572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0;IF([.B85]=1;1;LN([.B85]/(1-[.B85]))))" office:value-type="float" office:value="-4.86251839367252" calcext:value-type="float">
            <text:p>-4.86251839367252</text:p>
          </table:table-cell>
          <table:table-cell table:formula="of:=IF([.B85]=0;0;IF([.B85]=1;1;[.C85]+0.503786482723489))" office:value-type="float" office:value="-4.35873191094903" calcext:value-type="float">
            <text:p>-4.35873191094903</text:p>
          </table:table-cell>
          <table:table-cell table:formula="of:=IF([.B85]=0;0;IF([.B85]=1;1;1/(1+EXP(-[.D85]))))" office:value-type="float" office:value="0.0126329682597505" calcext:value-type="float">
            <text:p>0.012632968259750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0;IF([.B86]=1;1;LN([.B86]/(1-[.B86]))))" office:value-type="float" office:value="-6.04488498676272" calcext:value-type="float">
            <text:p>-6.04488498676272</text:p>
          </table:table-cell>
          <table:table-cell table:formula="of:=IF([.B86]=0;0;IF([.B86]=1;1;[.C86]+0.503786482723489))" office:value-type="float" office:value="-5.54109850403923" calcext:value-type="float">
            <text:p>-5.54109850403923</text:p>
          </table:table-cell>
          <table:table-cell table:formula="of:=IF([.B86]=0;0;IF([.B86]=1;1;1/(1+EXP(-[.D86]))))" office:value-type="float" office:value="0.00390689222612559" calcext:value-type="float">
            <text:p>0.0039068922261255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0;IF([.B87]=1;1;LN([.B87]/(1-[.B87]))))" office:value-type="float" office:value="-11.9104246120779" calcext:value-type="float">
            <text:p>-11.9104246120779</text:p>
          </table:table-cell>
          <table:table-cell table:formula="of:=IF([.B87]=0;0;IF([.B87]=1;1;[.C87]+0.503786482723489))" office:value-type="float" office:value="-11.4066381293544" calcext:value-type="float">
            <text:p>-11.4066381293544</text:p>
          </table:table-cell>
          <table:table-cell table:formula="of:=IF([.B87]=0;0;IF([.B87]=1;1;1/(1+EXP(-[.D87]))))" office:value-type="float" office:value="0.0000111212901998432" calcext:value-type="float">
            <text:p>1.11212901998432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0;IF([.B88]=1;1;LN([.B88]/(1-[.B88]))))" office:value-type="float" office:value="-8.95058095868692" calcext:value-type="float">
            <text:p>-8.95058095868692</text:p>
          </table:table-cell>
          <table:table-cell table:formula="of:=IF([.B88]=0;0;IF([.B88]=1;1;[.C88]+0.503786482723489))" office:value-type="float" office:value="-8.44679447596343" calcext:value-type="float">
            <text:p>-8.44679447596343</text:p>
          </table:table-cell>
          <table:table-cell table:formula="of:=IF([.B88]=0;0;IF([.B88]=1;1;1/(1+EXP(-[.D88]))))" office:value-type="float" office:value="0.000214541140642202" calcext:value-type="float">
            <text:p>0.0002145411406422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))" office:value-type="float" office:value="0" calcext:value-type="float">
            <text:p>0</text:p>
          </table:table-cell>
          <table:table-cell table:formula="of:=IF([.B89]=0;0;IF([.B89]=1;1;[.C89]+0.503786482723489))" office:value-type="float" office:value="0" calcext:value-type="float">
            <text:p>0</text:p>
          </table:table-cell>
          <table:table-cell table:formula="of:=IF([.B89]=0;0;IF([.B89]=1;1;1/(1+EXP(-[.D89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0;IF([.B90]=1;1;LN([.B90]/(1-[.B90]))))" office:value-type="float" office:value="-1.62298945747421" calcext:value-type="float">
            <text:p>-1.62298945747421</text:p>
          </table:table-cell>
          <table:table-cell table:formula="of:=IF([.B90]=0;0;IF([.B90]=1;1;[.C90]+0.503786482723489))" office:value-type="float" office:value="-1.11920297475072" calcext:value-type="float">
            <text:p>-1.11920297475072</text:p>
          </table:table-cell>
          <table:table-cell table:formula="of:=IF([.B90]=0;0;IF([.B90]=1;1;1/(1+EXP(-[.D90]))))" office:value-type="float" office:value="0.246159153477154" calcext:value-type="float">
            <text:p>0.246159153477154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0;IF([.B91]=1;1;LN([.B91]/(1-[.B91]))))" office:value-type="float" office:value="-2.03870169329779" calcext:value-type="float">
            <text:p>-2.03870169329779</text:p>
          </table:table-cell>
          <table:table-cell table:formula="of:=IF([.B91]=0;0;IF([.B91]=1;1;[.C91]+0.503786482723489))" office:value-type="float" office:value="-1.5349152105743" calcext:value-type="float">
            <text:p>-1.5349152105743</text:p>
          </table:table-cell>
          <table:table-cell table:formula="of:=IF([.B91]=0;0;IF([.B91]=1;1;1/(1+EXP(-[.D91]))))" office:value-type="float" office:value="0.177275669693379" calcext:value-type="float">
            <text:p>0.177275669693379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0;IF([.B92]=1;1;LN([.B92]/(1-[.B92]))))" office:value-type="float" office:value="-6.62975893340422" calcext:value-type="float">
            <text:p>-6.62975893340422</text:p>
          </table:table-cell>
          <table:table-cell table:formula="of:=IF([.B92]=0;0;IF([.B92]=1;1;[.C92]+0.503786482723489))" office:value-type="float" office:value="-6.12597245068073" calcext:value-type="float">
            <text:p>-6.12597245068073</text:p>
          </table:table-cell>
          <table:table-cell table:formula="of:=IF([.B92]=0;0;IF([.B92]=1;1;1/(1+EXP(-[.D92]))))" office:value-type="float" office:value="0.00218059951922785" calcext:value-type="float">
            <text:p>0.0021805995192278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0;IF([.B93]=1;1;LN([.B93]/(1-[.B93]))))" office:value-type="float" office:value="-5.98295633520018" calcext:value-type="float">
            <text:p>-5.98295633520018</text:p>
          </table:table-cell>
          <table:table-cell table:formula="of:=IF([.B93]=0;0;IF([.B93]=1;1;[.C93]+0.503786482723489))" office:value-type="float" office:value="-5.47916985247669" calcext:value-type="float">
            <text:p>-5.47916985247669</text:p>
          </table:table-cell>
          <table:table-cell table:formula="of:=IF([.B93]=0;0;IF([.B93]=1;1;1/(1+EXP(-[.D93]))))" office:value-type="float" office:value="0.00415545245368509" calcext:value-type="float">
            <text:p>0.004155452453685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0;IF([.B94]=1;1;LN([.B94]/(1-[.B94]))))" office:value-type="float" office:value="-15.2684275103212" calcext:value-type="float">
            <text:p>-15.2684275103212</text:p>
          </table:table-cell>
          <table:table-cell table:formula="of:=IF([.B94]=0;0;IF([.B94]=1;1;[.C94]+0.503786482723489))" office:value-type="float" office:value="-14.7646410275977" calcext:value-type="float">
            <text:p>-14.7646410275977</text:p>
          </table:table-cell>
          <table:table-cell table:formula="of:=IF([.B94]=0;0;IF([.B94]=1;1;1/(1+EXP(-[.D94]))))" office:value-type="float" office:value="0.00000038707730293604" calcext:value-type="float">
            <text:p>3.87077302936035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0;IF([.B95]=1;1;LN([.B95]/(1-[.B95]))))" office:value-type="float" office:value="-9.95806958886694" calcext:value-type="float">
            <text:p>-9.95806958886694</text:p>
          </table:table-cell>
          <table:table-cell table:formula="of:=IF([.B95]=0;0;IF([.B95]=1;1;[.C95]+0.503786482723489))" office:value-type="float" office:value="-9.45428310614345" calcext:value-type="float">
            <text:p>-9.45428310614345</text:p>
          </table:table-cell>
          <table:table-cell table:formula="of:=IF([.B95]=0;0;IF([.B95]=1;1;1/(1+EXP(-[.D95]))))" office:value-type="float" office:value="0.0000783471115111019" calcext:value-type="float">
            <text:p>7.83471115111019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0;IF([.B96]=1;1;LN([.B96]/(1-[.B96]))))" office:value-type="float" office:value="-5.02869969646478" calcext:value-type="float">
            <text:p>-5.02869969646478</text:p>
          </table:table-cell>
          <table:table-cell table:formula="of:=IF([.B96]=0;0;IF([.B96]=1;1;[.C96]+0.503786482723489))" office:value-type="float" office:value="-4.52491321374129" calcext:value-type="float">
            <text:p>-4.52491321374129</text:p>
          </table:table-cell>
          <table:table-cell table:formula="of:=IF([.B96]=0;0;IF([.B96]=1;1;1/(1+EXP(-[.D96]))))" office:value-type="float" office:value="0.0107195019589131" calcext:value-type="float">
            <text:p>0.0107195019589131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0;IF([.B97]=1;1;LN([.B97]/(1-[.B97]))))" office:value-type="float" office:value="-11.2295845839754" calcext:value-type="float">
            <text:p>-11.2295845839754</text:p>
          </table:table-cell>
          <table:table-cell table:formula="of:=IF([.B97]=0;0;IF([.B97]=1;1;[.C97]+0.503786482723489))" office:value-type="float" office:value="-10.7257981012519" calcext:value-type="float">
            <text:p>-10.7257981012519</text:p>
          </table:table-cell>
          <table:table-cell table:formula="of:=IF([.B97]=0;0;IF([.B97]=1;1;1/(1+EXP(-[.D97]))))" office:value-type="float" office:value="0.0000219702768192996" calcext:value-type="float">
            <text:p>2.19702768192996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0;IF([.B98]=1;1;LN([.B98]/(1-[.B98]))))" office:value-type="float" office:value="-7.02330873528088" calcext:value-type="float">
            <text:p>-7.02330873528088</text:p>
          </table:table-cell>
          <table:table-cell table:formula="of:=IF([.B98]=0;0;IF([.B98]=1;1;[.C98]+0.503786482723489))" office:value-type="float" office:value="-6.51952225255739" calcext:value-type="float">
            <text:p>-6.51952225255739</text:p>
          </table:table-cell>
          <table:table-cell table:formula="of:=IF([.B98]=0;0;IF([.B98]=1;1;1/(1+EXP(-[.D98]))))" office:value-type="float" office:value="0.00147220273577895" calcext:value-type="float">
            <text:p>0.0014722027357789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0;IF([.B99]=1;1;LN([.B99]/(1-[.B99]))))" office:value-type="float" office:value="-6.18301635822382" calcext:value-type="float">
            <text:p>-6.18301635822382</text:p>
          </table:table-cell>
          <table:table-cell table:formula="of:=IF([.B99]=0;0;IF([.B99]=1;1;[.C99]+0.503786482723489))" office:value-type="float" office:value="-5.67922987550033" calcext:value-type="float">
            <text:p>-5.67922987550033</text:p>
          </table:table-cell>
          <table:table-cell table:formula="of:=IF([.B99]=0;0;IF([.B99]=1;1;1/(1+EXP(-[.D99]))))" office:value-type="float" office:value="0.00340455771063135" calcext:value-type="float">
            <text:p>0.0034045577106313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0;IF([.B100]=1;1;LN([.B100]/(1-[.B100]))))" office:value-type="float" office:value="-6.67718028771129" calcext:value-type="float">
            <text:p>-6.67718028771129</text:p>
          </table:table-cell>
          <table:table-cell table:formula="of:=IF([.B100]=0;0;IF([.B100]=1;1;[.C100]+0.503786482723489))" office:value-type="float" office:value="-6.1733938049878" calcext:value-type="float">
            <text:p>-6.1733938049878</text:p>
          </table:table-cell>
          <table:table-cell table:formula="of:=IF([.B100]=0;0;IF([.B100]=1;1;1/(1+EXP(-[.D100]))))" office:value-type="float" office:value="0.00207981613264813" calcext:value-type="float">
            <text:p>0.00207981613264813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0;IF([.B101]=1;1;LN([.B101]/(1-[.B101]))))" office:value-type="float" office:value="-10.9711539136181" calcext:value-type="float">
            <text:p>-10.9711539136181</text:p>
          </table:table-cell>
          <table:table-cell table:formula="of:=IF([.B101]=0;0;IF([.B101]=1;1;[.C101]+0.503786482723489))" office:value-type="float" office:value="-10.4673674308946" calcext:value-type="float">
            <text:p>-10.4673674308946</text:p>
          </table:table-cell>
          <table:table-cell table:formula="of:=IF([.B101]=0;0;IF([.B101]=1;1;1/(1+EXP(-[.D101]))))" office:value-type="float" office:value="0.0000284490474258833" calcext:value-type="float">
            <text:p>2.84490474258833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float" office:value="-6.96778791528401" calcext:value-type="float">
            <text:p>-6.96778791528401</text:p>
          </table:table-cell>
          <table:table-cell table:style-name="ce3" table:formula="of:=AVERAGE([.D2:.D101])" office:value-type="float" office:value="-6.51438008083287" calcext:value-type="float">
            <text:p>-6.51438008083287</text:p>
          </table:table-cell>
          <table:table-cell table:style-name="ce3" table:formula="of:=AVERAGE([.E2:.E101])" office:value-type="float" office:value="0.0561679885185582" calcext:value-type="float">
            <text:p>0.0561679885185582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59:53.384779518</dc:date>
    <meta:editing-duration>PT1H37M36S</meta:editing-duration>
    <meta:editing-cycles>23</meta:editing-cycles>
    <meta:generator>LibreOffice/7.3.7.2$Linux_X86_64 LibreOffice_project/30$Build-2</meta:generator>
    <meta:document-statistic meta:table-count="1" meta:cell-count="510" meta:object-count="0"/>
  </office:meta>
</office:document-meta>
</file>